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end" style:justify-single-word="false"/>
      <style:text-properties officeooo:rsid="0020bfa2" officeooo:paragraph-rsid="002acc41"/>
    </style:style>
    <style:style style:name="P2" style:family="paragraph" style:parent-style-name="Standard">
      <style:paragraph-properties fo:text-align="end" style:justify-single-word="false"/>
      <style:text-properties officeooo:rsid="002cfc11" officeooo:paragraph-rsid="002acc41"/>
    </style:style>
    <style:style style:name="P3" style:family="paragraph" style:parent-style-name="Standard">
      <style:paragraph-properties fo:text-align="center" style:justify-single-word="false"/>
      <style:text-properties style:text-position="0% 100%" officeooo:rsid="0020bfa2" officeooo:paragraph-rsid="0020bfa2"/>
    </style:style>
    <style:style style:name="P4" style:family="paragraph" style:parent-style-name="Standard">
      <style:paragraph-properties fo:text-align="start" style:justify-single-word="false"/>
      <style:text-properties style:text-position="0% 100%" officeooo:rsid="002e5cdb" officeooo:paragraph-rsid="002e5cdb"/>
    </style:style>
    <style:style style:name="P5" style:family="paragraph" style:parent-style-name="Standard">
      <style:paragraph-properties fo:text-align="start" style:justify-single-word="false"/>
      <style:text-properties style:text-position="0% 100%" officeooo:rsid="002fbea2" officeooo:paragraph-rsid="002fbea2"/>
    </style:style>
    <style:style style:name="P6" style:family="paragraph" style:parent-style-name="Standard">
      <style:paragraph-properties fo:text-align="start" style:justify-single-word="false"/>
      <style:text-properties style:text-position="0% 100%" officeooo:rsid="002fbea2" officeooo:paragraph-rsid="00305434"/>
    </style:style>
    <style:style style:name="P7" style:family="paragraph" style:parent-style-name="Standard">
      <style:paragraph-properties fo:text-align="start" style:justify-single-word="false"/>
      <style:text-properties style:text-position="0% 100%" officeooo:rsid="00305434" officeooo:paragraph-rsid="00305434"/>
    </style:style>
    <style:style style:name="P8" style:family="paragraph" style:parent-style-name="Standard">
      <style:paragraph-properties fo:text-align="start" style:justify-single-word="false"/>
      <style:text-properties style:text-position="0% 100%" officeooo:rsid="0030933e" officeooo:paragraph-rsid="0030933e"/>
    </style:style>
    <style:style style:name="P9" style:family="paragraph" style:parent-style-name="Standard">
      <style:paragraph-properties fo:text-align="start" style:justify-single-word="false"/>
      <style:text-properties style:text-position="0% 100%" officeooo:rsid="0032659c" officeooo:paragraph-rsid="0032659c"/>
    </style:style>
    <style:style style:name="P10" style:family="paragraph" style:parent-style-name="Standard">
      <style:paragraph-properties fo:text-align="start" style:justify-single-word="false"/>
      <style:text-properties style:text-position="0% 100%" officeooo:rsid="003518d0" officeooo:paragraph-rsid="003518d0"/>
    </style:style>
    <style:style style:name="P11" style:family="paragraph" style:parent-style-name="Standard">
      <style:paragraph-properties fo:text-align="start" style:justify-single-word="false"/>
      <style:text-properties style:text-position="0% 100%" officeooo:rsid="00366022" officeooo:paragraph-rsid="00378265"/>
    </style:style>
    <style:style style:name="P12" style:family="paragraph" style:parent-style-name="Standard">
      <style:paragraph-properties fo:text-align="start" style:justify-single-word="false"/>
      <style:text-properties style:text-position="0% 100%" officeooo:rsid="00392750" officeooo:paragraph-rsid="00392750"/>
    </style:style>
    <style:style style:name="P13" style:family="paragraph" style:parent-style-name="Standard">
      <style:paragraph-properties fo:text-align="start" style:justify-single-word="false"/>
      <style:text-properties style:text-position="0% 100%" officeooo:rsid="003add24" officeooo:paragraph-rsid="003add24"/>
    </style:style>
    <style:style style:name="P14" style:family="paragraph" style:parent-style-name="Standard">
      <style:paragraph-properties fo:text-align="center" style:justify-single-word="false"/>
      <style:text-properties style:text-position="0% 100%" officeooo:rsid="003cbe52" officeooo:paragraph-rsid="003cbe52"/>
    </style:style>
    <style:style style:name="P15" style:family="paragraph" style:parent-style-name="Standard">
      <style:paragraph-properties fo:text-align="start" style:justify-single-word="false"/>
      <style:text-properties style:text-position="0% 100%" officeooo:rsid="003cbe52" officeooo:paragraph-rsid="003cbe52"/>
    </style:style>
    <style:style style:name="P16" style:family="paragraph" style:parent-style-name="Standard">
      <style:paragraph-properties fo:text-align="start" style:justify-single-word="false"/>
      <style:text-properties style:text-position="0% 100%" officeooo:rsid="003de2a1" officeooo:paragraph-rsid="003de2a1"/>
    </style:style>
    <style:style style:name="P17" style:family="paragraph" style:parent-style-name="Standard">
      <style:paragraph-properties fo:text-align="start" style:justify-single-word="false"/>
      <style:text-properties style:text-position="0% 100%" officeooo:rsid="003ea8d0" officeooo:paragraph-rsid="003ea8d0"/>
    </style:style>
    <style:style style:name="P18" style:family="paragraph" style:parent-style-name="Standard">
      <style:paragraph-properties fo:text-align="start" style:justify-single-word="false"/>
      <style:text-properties style:text-position="0% 100%" officeooo:rsid="00429794" officeooo:paragraph-rsid="00429794"/>
    </style:style>
    <style:style style:name="P19" style:family="paragraph" style:parent-style-name="Standard">
      <style:paragraph-properties fo:text-align="start" style:justify-single-word="false"/>
      <style:text-properties style:text-position="0% 100%" officeooo:rsid="0043d87f" officeooo:paragraph-rsid="0043d87f"/>
    </style:style>
    <style:style style:name="P20" style:family="paragraph" style:parent-style-name="Standard">
      <style:paragraph-properties fo:text-align="start" style:justify-single-word="false"/>
      <style:text-properties style:text-position="0% 100%" officeooo:rsid="00459f25" officeooo:paragraph-rsid="00459f25"/>
    </style:style>
    <style:style style:name="P21" style:family="paragraph" style:parent-style-name="Standard">
      <style:paragraph-properties fo:text-align="start" style:justify-single-word="false"/>
      <style:text-properties style:text-position="0% 100%" officeooo:rsid="004711ea" officeooo:paragraph-rsid="004711ea"/>
    </style:style>
    <style:style style:name="P22" style:family="paragraph" style:parent-style-name="Standard">
      <style:paragraph-properties fo:text-align="start" style:justify-single-word="false"/>
      <style:text-properties style:text-position="0% 100%" officeooo:rsid="004bbe65" officeooo:paragraph-rsid="004bbe65"/>
    </style:style>
    <style:style style:name="P23" style:family="paragraph" style:parent-style-name="Standard">
      <style:paragraph-properties fo:text-align="start" style:justify-single-word="false"/>
      <style:text-properties officeooo:rsid="00305434" officeooo:paragraph-rsid="00305434"/>
    </style:style>
    <style:style style:name="P24" style:family="paragraph" style:parent-style-name="Standard">
      <style:paragraph-properties fo:text-align="start" style:justify-single-word="false"/>
      <style:text-properties officeooo:rsid="002fbea2" officeooo:paragraph-rsid="002fbea2"/>
    </style:style>
    <style:style style:name="P25" style:family="paragraph" style:parent-style-name="Standard">
      <style:paragraph-properties fo:text-align="start" style:justify-single-word="false"/>
      <style:text-properties officeooo:rsid="002e5cdb" officeooo:paragraph-rsid="002e5cdb"/>
    </style:style>
    <style:style style:name="P26" style:family="paragraph" style:parent-style-name="Standard">
      <style:paragraph-properties fo:text-align="start" style:justify-single-word="false"/>
      <style:text-properties officeooo:rsid="002e39aa" officeooo:paragraph-rsid="002e39aa"/>
    </style:style>
    <style:style style:name="P27" style:family="paragraph" style:parent-style-name="Standard">
      <style:paragraph-properties fo:text-align="center" style:justify-single-word="false" fo:break-before="page"/>
      <style:text-properties style:text-position="0% 100%" officeooo:rsid="003cbe52" officeooo:paragraph-rsid="003cbe52"/>
    </style:style>
    <style:style style:name="P28" style:family="paragraph" style:parent-style-name="Standard">
      <style:paragraph-properties fo:text-align="center" style:justify-single-word="false" fo:break-before="page"/>
      <style:text-properties style:text-position="0% 100%" officeooo:rsid="00429794" officeooo:paragraph-rsid="00429794"/>
    </style:style>
    <style:style style:name="P29" style:family="paragraph" style:parent-style-name="Standard">
      <style:paragraph-properties fo:text-align="center" style:justify-single-word="false" fo:break-before="page"/>
      <style:text-properties style:text-position="0% 100%" officeooo:rsid="004711ea" officeooo:paragraph-rsid="004711ea"/>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2e5cdb"/>
    </style:style>
    <style:style style:name="T4" style:family="text">
      <style:text-properties style:text-position="0% 100%" officeooo:rsid="002fbea2"/>
    </style:style>
    <style:style style:name="T5" style:family="text">
      <style:text-properties style:text-position="0% 100%" officeooo:rsid="00305434"/>
    </style:style>
    <style:style style:name="T6" style:family="text">
      <style:text-properties style:text-position="0% 100%" officeooo:rsid="004d287a"/>
    </style:style>
    <style:style style:name="T7" style:family="text">
      <style:text-properties officeooo:rsid="00378265"/>
    </style:style>
    <style:style style:name="T8" style:family="text">
      <style:text-properties style:text-position="sub 58%" officeooo:rsid="00378265"/>
    </style:style>
    <style:style style:name="T9" style:family="text">
      <style:text-properties officeooo:rsid="003d1c7f"/>
    </style:style>
    <style:style style:name="T10" style:family="text">
      <style:text-properties officeooo:rsid="00412f24"/>
    </style:style>
    <style:style style:name="T11" style:family="text">
      <style:text-properties officeooo:rsid="00459f25"/>
    </style:style>
    <style:style style:name="T12" style:family="text">
      <style:text-properties officeooo:rsid="00482e30"/>
    </style:style>
    <style:style style:name="T13" style:family="text">
      <style:text-properties officeooo:rsid="004a00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b 13, 2017</text:p>
      <text:p text:style-name="P3"/>
      <text:p text:style-name="P26"><text:span text:style-name="T2">We are</text:span><text:span text:style-name="T3"> at</text:span><text:span text:style-name="T2"> atmosphere so the pressure is balanced. Taking the top cover off so we can work inside the chamber.</text:span></text:p>
      <text:p text:style-name="P4"/>
      <text:p text:style-name="P25"><text:span text:style-name="T2">We want to take measurements from the center source to the f</text:span><text:span text:style-name="T4">oil</text:span><text:span text:style-name="T2"> and from the center source to the shiny detector on the side. </text:span></text:p>
      <text:p text:style-name="P4"/>
      <text:p text:style-name="P25"><text:span text:style-name="T2">Source must be orientated parallel to the foil if both are to be in simultaneously.</text:span><text:span text:style-name="T5"><text:tab/></text:span></text:p>
      <text:p text:style-name="P5"/>
      <text:p text:style-name="P5">With the foil in position, the rod outside extends 3.15cm</text:p>
      <text:p text:style-name="P24"><text:span text:style-name="T2">With the second foil in position, the rod extends 0.</text:span><text:span text:style-name="T5">86</text:span><text:span text:style-name="T2">cm </text:span></text:p>
      <text:p text:style-name="P6"/>
      <text:p text:style-name="P7">Arrow on the outside shows the face of the sample. The arrow is flat and the sample is flat on the same plane.</text:p>
      <text:p text:style-name="P7"/>
      <text:p text:style-name="P23"><text:span text:style-name="T2">3.266 kbc sep 1 06 </text:span><text:span text:style-name="T1">226</text:span><text:span text:style-name="T2">R</text:span><text:span text:style-name="T6">a</text:span></text:p>
      <text:p text:style-name="P7"/>
      <text:p text:style-name="P8">Measuring the deacy rate of the 210 Pb to the 226 Rn will give an approximate age of the sample. </text:p>
      <text:p text:style-name="P8"/>
      <text:p text:style-name="P8">You can find the total mass of the Rn 222 and the alpha should be the same as the 226 Rn. The important thing is how close we are to balance. The Rn 226 has a higher mass excess. The extra energy is released as kinetic energy. <text:s/>The total energy is conserved. The energies of the alphas will not line up. need to account for the energy from the q values. </text:p>
      <text:p text:style-name="P8"/>
      <text:p text:style-name="P9">We should expect to see four major peaks and two minor. </text:p>
      <text:p text:style-name="P9"/>
      <text:p text:style-name="P10">Using an oscilloscope, with no voltage were getting a bright line across the x-axis. The core of the baseline is now smaller. Suppressing some thermal fluctuations by applying the bias. We want to see the current stabilize before changing voltage.</text:p>
      <text:p text:style-name="P10"/>
      <text:p text:style-name="P11">Now seeing Poissonic curves in the oscilloscope. Those are the actual alpha detectors. Pointing the sample away from the detector makes them go away. </text:p>
      <text:p text:style-name="P11"/>
      <text:p text:style-name="P11"><text:span text:style-name="T7">Shooting for a V</text:span><text:span text:style-name="T8">bias</text:span><text:span text:style-name="T7"> of 250.</text:span> </text:p>
      <text:p text:style-name="P10"/>
      <text:p text:style-name="P12">Saturation looks like a plateau.</text:p>
      <text:p text:style-name="P12">&gt; disk 3702</text:p>
      <text:p text:style-name="P12">data/dsk3702 </text:p>
      <text:p text:style-name="P12"/>
      <text:p text:style-name="P13">Pre amp is on 10 and the amplifier is on effective 0 (actually 1370) gain. Which corresponds to a fine gain of about .5. Getting about 10x from amplifier and 10x from amplifier.</text:p>
      <text:p text:style-name="P13">the little middle peak corresponds to Po 210 decay which will give the Pb 210 rate and will be used to find the age of the sample.</text:p>
      <text:p text:style-name="P13">&gt;save data</text:p>
      <text:p text:style-name="P27">February 15, 2017</text:p>
      <text:p text:style-name="P14"/>
      <text:p text:style-name="P16">Gain is set back to previous 10 and 10.</text:p>
      <text:p text:style-name="P15">tag 100: 2400 seconds facing the detector.<text:span text:style-name="T9"> No foil.</text:span></text:p>
      <text:p text:style-name="P17"><text:span text:style-name="T10">tag 101 </text:span>of equal time with source facing away from the detector in order to get an estimation for the background.</text:p>
      <text:p text:style-name="P17"/>
      <text:p text:style-name="P28">Feb 27, 2017</text:p>
      <text:p text:style-name="P18">fine gain is 3.3 and course is 100, total 8.3</text:p>
      <text:p text:style-name="P18"/>
      <text:p text:style-name="P18">tag 3000: 20 minute<text:span text:style-name="T11">s</text:span> run with no foil</text:p>
      <text:p text:style-name="P19">tag 3001:<text:span text:style-name="T11"> 20 minutes with source away</text:span></text:p>
      <text:p text:style-name="P19">tag 3002:<text:span text:style-name="T11"> 15 minutes no foil at angle of insertion</text:span></text:p>
      <text:p text:style-name="P20">tag 3003: 17 minutes with vanadium</text:p>
      <text:p text:style-name="P20">tag 3004: 10 minutes with aluminium</text:p>
      <text:p text:style-name="P20"/>
      <text:p text:style-name="P29">March 01</text:p>
      <text:p text:style-name="P21">Lab manual gives Q values. Looking on NuDat for Alpha energies.<text:span text:style-name="T12"> (in keV)</text:span></text:p>
      <text:p text:style-name="P21"/>
      <text:p text:style-name="P21">r<text:span text:style-name="T13">a</text:span>226 =<text:span text:style-name="T12"> 4784.34 p/m 0.25 (93.84 p/m 0.11)</text:span></text:p>
      <text:p text:style-name="P21">rn222 = 5489.48 p/m 0.3</text:p>
      <text:p text:style-name="P21">po218 <text:span text:style-name="T12">=</text:span> 6<text:span text:style-name="T12">002.35 p/m 0.9</text:span></text:p>
      <text:p text:style-name="P21">po214 <text:span text:style-name="T12">=</text:span> <text:span text:style-name="T12">7686.82 p/m 0.7</text:span></text:p>
      <text:p text:style-name="P21">po210 ~ 5.<text:span text:style-name="T12">304.33 p/m 0.7</text:span></text:p>
      <text:p text:style-name="P21"/>
      <text:p text:style-name="P22">Tau ra226 = 1600 p/m 7 years</text:p>
      <text:p text:style-name="P22">Tau pb 210 = 22.20 p/m 0.22 years</text:p>
      <text:p text:style-name="P22"/>
      <text:p text:style-name="P22">New detector has area of 450 mm^2</text:p>
      <text:p text:style-name="P22"/>
      <text:p text:style-name="P22">New detector is literally the same in terms of dimensions. 8.8cm (including housing depth)</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officeooo:rsid="0020bfa2" officeooo:paragraph-rsid="002acc41"/>
    </style:style>
    <style:style style:name="MP2" style:family="paragraph" style:parent-style-name="Standard">
      <style:paragraph-properties fo:text-align="end" style:justify-single-word="false"/>
      <style:text-properties officeooo:rsid="002cfc11" officeooo:paragraph-rsid="002acc4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mison Lahman</text:p>
        <text:p text:style-name="MP1">PHYS-3702</text:p>
        <text:p text:style-name="MP2">Lab 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ison Lahman</meta:initial-creator>
    <meta:creation-date>2017-02-13T09:05:14.515472192</meta:creation-date>
    <meta:generator>LibreOffice/5.2.5.1$Linux_x86 LibreOffice_project/20m0$Build-1</meta:generator>
    <dc:date>2017-03-12T06:56:16.488473285</dc:date>
    <dc:creator>Jamison Lahman</dc:creator>
    <meta:editing-duration>PT2H50M12S</meta:editing-duration>
    <meta:editing-cycles>25</meta:editing-cycles>
    <meta:printed-by>Jamison Lahman</meta:printed-by>
    <meta:print-date>2017-02-13T12:29:10.070267643</meta:print-date>
    <meta:document-statistic meta:table-count="0" meta:image-count="0" meta:object-count="0" meta:page-count="4" meta:paragraph-count="45" meta:word-count="531" meta:character-count="2781" meta:non-whitespace-character-count="2285"/>
  </office:meta>
</office:document-meta>
</file>